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fo:break-before="page" table:align="margins" style:shadow="none" style:may-break-between-rows="true" table:border-model="collapsing"/>
    </style:style>
    <style:style style:name="Tableau1.A" style:family="table-column">
      <style:table-column-properties style:column-width="2.616cm" style:rel-column-width="10081*"/>
    </style:style>
    <style:style style:name="Tableau1.B" style:family="table-column">
      <style:table-column-properties style:column-width="3.923cm" style:rel-column-width="15124*"/>
    </style:style>
    <style:style style:name="Tableau1.C" style:family="table-column">
      <style:table-column-properties style:column-width="3.923cm" style:rel-column-width="15122*"/>
    </style:style>
    <style:style style:name="Tableau1.E" style:family="table-column">
      <style:table-column-properties style:column-width="2.616cm" style:rel-column-width="10083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1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C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E10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088a1a" officeooo:paragraph-rsid="00088a1a"/>
    </style:style>
    <style:style style:name="P2" style:family="paragraph" style:parent-style-name="Header">
      <style:paragraph-properties fo:text-align="center" style:justify-single-word="false"/>
      <style:text-properties fo:font-size="16pt" fo:font-weight="bold" officeooo:rsid="00088a1a" officeooo:paragraph-rsid="00088a1a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16pt" fo:font-weight="bold" officeooo:rsid="00088a1a" officeooo:paragraph-rsid="00088a1a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fo:font-size="16pt" fo:font-weight="bold" officeooo:rsid="0008c77f" officeooo:paragraph-rsid="0008c77f" style:font-size-asian="16pt" style:font-weight-asian="bold" style:font-size-complex="16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6pt" fo:font-weight="bold" officeooo:rsid="0008c77f" officeooo:paragraph-rsid="0008c77f" style:font-size-asian="16pt" style:font-weight-asian="bold" style:font-size-complex="16pt" style:font-weight-complex="bold"/>
    </style:style>
    <style:style style:name="P6" style:family="paragraph" style:parent-style-name="Header">
      <style:text-properties fo:font-size="14pt" fo:font-weight="bold" officeooo:rsid="00088a1a" officeooo:paragraph-rsid="00088a1a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start" style:justify-single-word="false"/>
      <style:text-properties fo:font-size="14pt" fo:font-weight="normal" officeooo:rsid="0008c77f" officeooo:paragraph-rsid="0008c77f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6pt" fo:font-weight="bold" officeooo:rsid="00088a1a" officeooo:paragraph-rsid="00088a1a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8c77f" officeooo:paragraph-rsid="0008c77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00%"/>
      <style:text-properties fo:font-size="16pt" fo:font-weight="bold" officeooo:rsid="0008c77f" officeooo:paragraph-rsid="0008c77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  <style:text-properties style:use-window-font-color="true" loext:opacity="0%" style:font-name="Calibri" fo:font-size="10.5pt" fo:language="fr" fo:country="FR" style:font-size-asian="10.5p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50d1" officeooo:paragraph-rsid="00075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50d1" officeooo:paragraph-rsid="00075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50d1" officeooo:paragraph-rsid="000ec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c9a8" officeooo:paragraph-rsid="000ec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fecb9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style:font-name="Calibri" fo:font-size="10pt" fo:language="fr" fo:country="FR" style:font-size-asian="10pt"/>
    </style:style>
    <style:style style:name="T7" style:family="text">
      <style:text-properties fo:color="#000000" loext:opacity="100%" style:font-name="Calibri" fo:font-size="10pt" fo:language="fr" fo:country="FR" fo:font-weight="normal" style:font-size-asian="10pt" style:font-weight-asian="normal" style:font-size-complex="14pt" style:font-weight-complex="normal"/>
    </style:style>
    <style:style style:name="T8" style:family="text">
      <style:text-properties fo:language="fr" fo:country="FR"/>
    </style:style>
    <style:style style:name="T9" style:family="text">
      <style:text-properties officeooo:rsid="000d0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imple Grid Rows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 table:style-name="Tableau1.1">
          <table:table-cell table:style-name="Tableau1.A1" office:value-type="string">
            <text:p text:style-name="P15"><text:title/>Champs</text:p>
          </table:table-cell>
          <table:table-cell table:style-name="Tableau1.B1" office:value-type="string">
            <text:p text:style-name="P16">Règles</text:p>
          </table:table-cell>
          <table:table-cell table:style-name="Tableau1.B1" office:value-type="string">
            <text:p text:style-name="P15">Entité</text:p>
          </table:table-cell>
          <table:table-cell table:style-name="Tableau1.B1" office:value-type="string">
            <text:p text:style-name="P17">Type</text:p>
          </table:table-cell>
          <table:table-cell table:style-name="Tableau1.A1" office:value-type="string">
            <text:p text:style-name="P15">Description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B2">
            <text:p text:style-name="P13"/>
          </table:table-cell>
          <table:table-cell table:style-name="Tableau1.B2">
            <text:p text:style-name="P13"/>
          </table:table-cell>
          <table:table-cell table:style-name="Tableau1.B2">
            <text:p text:style-name="P13"/>
          </table:table-cell>
          <table:table-cell table:style-name="Tableau1.E2">
            <text:p text:style-name="P13"/>
          </table:table-cell>
        </table:table-row>
        <table:table-row>
          <table:table-cell table:style-name="Tableau1.A3" office:value-type="string">
            <text:p text:style-name="P14">per_num</text:p>
          </table:table-cell>
          <table:table-cell table:style-name="Tableau1.B3" office:value-type="string">
            <text:p text:style-name="P14">identifiant</text:p>
          </table:table-cell>
          <table:table-cell table:style-name="Tableau1.C3" office:value-type="string">
            <text:p text:style-name="P14">Personne</text:p>
          </table:table-cell>
          <table:table-cell table:style-name="Tableau1.D3" office:value-type="string">
            <text:p text:style-name="P14">auto_increment</text:p>
          </table:table-cell>
          <table:table-cell table:style-name="Tableau1.E3">
            <text:p text:style-name="P13"/>
          </table:table-cell>
        </table:table-row>
        <table:table-row>
          <table:table-cell table:style-name="Tableau1.A2" office:value-type="string">
            <text:p text:style-name="P14">per_nom</text:p>
          </table:table-cell>
          <table:table-cell table:style-name="Tableau1.B4" office:value-type="string">
            <text:p text:style-name="P14">not_null</text:p>
          </table:table-cell>
          <table:table-cell table:style-name="Tableau1.C4" office:value-type="string">
            <text:p text:style-name="P14">Personne</text:p>
          </table:table-cell>
          <table:table-cell table:style-name="Tableau1.D4" office:value-type="string">
            <text:p text:style-name="P14">varchar</text:p>
          </table:table-cell>
          <table:table-cell table:style-name="Tableau1.E2">
            <text:p text:style-name="P13"/>
          </table:table-cell>
        </table:table-row>
        <table:table-row>
          <table:table-cell table:style-name="Tableau1.A3" office:value-type="string">
            <text:p text:style-name="P14">per_prenom</text:p>
          </table:table-cell>
          <table:table-cell table:style-name="Tableau1.B5" office:value-type="string">
            <text:p text:style-name="P14">not_null</text:p>
          </table:table-cell>
          <table:table-cell table:style-name="Tableau1.C5" office:value-type="string">
            <text:p text:style-name="P14">Personne</text:p>
          </table:table-cell>
          <table:table-cell table:style-name="Tableau1.D5" office:value-type="string">
            <text:p text:style-name="P14">varchar</text:p>
          </table:table-cell>
          <table:table-cell table:style-name="Tableau1.E3">
            <text:p text:style-name="P13"/>
          </table:table-cell>
        </table:table-row>
        <table:table-row>
          <table:table-cell table:style-name="Tableau1.A2" office:value-type="string">
            <text:p text:style-name="P14">per_adresse</text:p>
          </table:table-cell>
          <table:table-cell table:style-name="Tableau1.B6" office:value-type="string">
            <text:p text:style-name="P14">not_null</text:p>
          </table:table-cell>
          <table:table-cell table:style-name="Tableau1.C6" office:value-type="string">
            <text:p text:style-name="P14">Personne</text:p>
          </table:table-cell>
          <table:table-cell table:style-name="Tableau1.D6" office:value-type="string">
            <text:p text:style-name="P14">varchar</text:p>
          </table:table-cell>
          <table:table-cell table:style-name="Tableau1.E2">
            <text:p text:style-name="P13"/>
          </table:table-cell>
        </table:table-row>
        <table:table-row>
          <table:table-cell table:style-name="Tableau1.A3" office:value-type="string">
            <text:p text:style-name="P14">per_ville</text:p>
          </table:table-cell>
          <table:table-cell table:style-name="Tableau1.B7" office:value-type="string">
            <text:p text:style-name="P14">not_null</text:p>
          </table:table-cell>
          <table:table-cell table:style-name="Tableau1.C7" office:value-type="string">
            <text:p text:style-name="P14">Personne</text:p>
          </table:table-cell>
          <table:table-cell table:style-name="Tableau1.D7" office:value-type="string">
            <text:p text:style-name="P14">varchar</text:p>
          </table:table-cell>
          <table:table-cell table:style-name="Tableau1.E3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B2">
            <text:p text:style-name="P13"/>
          </table:table-cell>
          <table:table-cell table:style-name="Tableau1.B2">
            <text:p text:style-name="P13"/>
          </table:table-cell>
          <table:table-cell table:style-name="Tableau1.B2">
            <text:p text:style-name="P13"/>
          </table:table-cell>
          <table:table-cell table:style-name="Tableau1.E2">
            <text:p text:style-name="P13"/>
          </table:table-cell>
        </table:table-row>
        <table:table-row>
          <table:table-cell table:style-name="Tableau1.A3" office:value-type="string">
            <text:p text:style-name="P14">gro_num</text:p>
          </table:table-cell>
          <table:table-cell table:style-name="Tableau1.B9" office:value-type="string">
            <text:p text:style-name="P14">identifiant</text:p>
          </table:table-cell>
          <table:table-cell table:style-name="Tableau1.C9" office:value-type="string">
            <text:p text:style-name="P14">Groupe</text:p>
          </table:table-cell>
          <table:table-cell table:style-name="Tableau1.D9" office:value-type="string">
            <text:p text:style-name="P14">auto_increment</text:p>
          </table:table-cell>
          <table:table-cell table:style-name="Tableau1.E3">
            <text:p text:style-name="P13"/>
          </table:table-cell>
        </table:table-row>
        <table:table-row table:style-name="Tableau1.1">
          <table:table-cell table:style-name="Tableau1.A10" office:value-type="string">
            <text:p text:style-name="P14">gro_libelle</text:p>
          </table:table-cell>
          <table:table-cell table:style-name="Tableau1.B10" office:value-type="string">
            <text:p text:style-name="P14">not_null</text:p>
          </table:table-cell>
          <table:table-cell table:style-name="Tableau1.C10" office:value-type="string">
            <text:p text:style-name="P14">Groupe</text:p>
          </table:table-cell>
          <table:table-cell table:style-name="Tableau1.D10" office:value-type="string">
            <text:p text:style-name="P14">varchar</text:p>
          </table:table-cell>
          <table:table-cell table:style-name="Tableau1.E10">
            <text:p text:style-name="P13"/>
          </table:table-cell>
        </table:table-row>
      </table:table>
      <text:p text:style-name="Standard"/>
      <text:p text:style-name="P8">2 / <text:span text:style-name="T3">Repérez les clés primaires et les clés étrangères sur les différentes tables.</text:span></text:p>
      <text:p text:style-name="P8"><text:span text:style-name="T3"/></text:p>
      <text:p text:style-name="P8"><text:span text:style-name="T3">Primaires : per_num; gro_num des entités Personne et Groupe</text:span></text:p>
      <text:p text:style-name="P8"><text:span text:style-name="T3">Etrangères : per_num; gro_num récupérées dans l’association « appartient » </text:span><text:span text:style-name="T4">en tant</text:span></text:p>
      <text:p text:style-name="P8"><text:span text:style-name="T3"/></text:p>
      <text:p text:style-name="P9">3 /<text:span text:style-name="T1"> </text:span><text:span text:style-name="T3">Codez en SQL les trois tables, votre script doit s'exécuter sans erreur.</text:span></text:p>
      <text:p text:style-name="P9"><text:span text:style-name="T3"/></text:p>
      <text:p text:style-name="P10"><text:span text:style-name="T7">CREATE TABLE Personne(</text:span></text:p>
      <text:p text:style-name="P11"><text:span text:style-name="T6"><text:s text:c="3"/>per_num INT AUTO_INCREMENT,</text:span></text:p>
      <text:p text:style-name="P11"><text:span text:style-name="T6"><text:s text:c="3"/>per_nom VARCHAR(50) <text:s/>NOT NULL,</text:span></text:p>
      <text:p text:style-name="P11"><text:span text:style-name="T6"><text:s text:c="3"/>per_prenom VARCHAR(50) <text:s/>NOT NULL,</text:span></text:p>
      <text:p text:style-name="P11"><text:span text:style-name="T6"><text:s text:c="3"/>per_adresse VARCHAR(100) <text:s/>NOT NULL,</text:span></text:p>
      <text:p text:style-name="P11"><text:span text:style-name="T6"><text:s text:c="3"/>per_ville VARCHAR(50) <text:s/>NOT NULL,</text:span></text:p>
      <text:p text:style-name="P11"><text:span text:style-name="T6"><text:s text:c="3"/>PRIMARY KEY(per_num)</text:span></text:p>
      <text:p text:style-name="P11"><text:span text:style-name="T6">);</text:span></text:p>
      <text:p text:style-name="P11"><text:span text:style-name="T6">CREATE TABLE Groupe(</text:span></text:p>
      <text:p text:style-name="P11"><text:span text:style-name="T6"><text:s text:c="3"/>gro_num INT AUTO_INCREMENT,</text:span></text:p>
      <text:p text:style-name="P11"><text:span text:style-name="T6"><text:s text:c="3"/>gro_libelle VARCHAR(50) <text:s/>NOT NULL,</text:span></text:p>
      <text:p text:style-name="P11"><text:span text:style-name="T6"><text:s text:c="3"/>PRIMARY KEY(gro_num)</text:span></text:p>
      <text:p text:style-name="P11"><text:span text:style-name="T6">);</text:span></text:p>
      <text:p text:style-name="P11"><text:span text:style-name="T6">CREATE TABLE Appartient(</text:span></text:p>
      <text:p text:style-name="P11"><text:span text:style-name="T6"><text:s text:c="3"/>per_num INT,</text:span></text:p>
      <text:p text:style-name="P11"><text:span text:style-name="T6"><text:s text:c="3"/>gro_num INT,</text:span></text:p>
      <text:p text:style-name="P11"><text:span text:style-name="T6"><text:s text:c="3"/>PRIMARY KEY(per_num, gro_num),</text:span></text:p>
      <text:p text:style-name="P11"><text:span text:style-name="T6"><text:s text:c="3"/>FOREIGN KEY(per_num) REFERENCES Personne(per_num),</text:span></text:p>
      <text:p text:style-name="P11"><text:span text:style-name="T6"><text:s text:c="3"/>FOREIGN KEY(gro_num) REFERENCES Groupe(gro_num)</text:span></text:p>
      <text:p text:style-name="P11"><text:span text:style-name="T6">);</text:span></text:p>
      <text:p text:style-name="P12"/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8c77f" officeooo:paragraph-rsid="0008c77f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6pt" fo:font-weight="bold" officeooo:rsid="0008c77f" officeooo:paragraph-rsid="0008c77f" style:font-size-asian="16pt" style:font-weight-asian="bold" style:font-size-complex="16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14pt" fo:font-weight="normal" officeooo:rsid="0008c77f" officeooo:paragraph-rsid="0008c77f" style:font-size-asian="14pt" style:font-weight-asian="normal" style:font-size-complex="14pt" style:font-weight-complex="normal"/>
    </style:style>
    <style:style style:name="MT1" style:family="text">
      <style:text-properties fo:font-size="14pt" fo:font-weight="normal" style:font-size-asian="14pt" style:font-weight-asian="normal" style:font-size-complex="14pt" style:font-weight-complex="normal"/>
    </style:style>
    <style:style style:name="MT2" style:family="text">
      <style:text-properties officeooo:rsid="000d04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. : Exercice : .</text:p>
        <text:p text:style-name="MP1"/>
        <text:p text:style-name="MP2">Développer une application Client-Serveur – Mettre en place une base de données</text:p>
        <text:p text:style-name="MP1"/>
        <text:p text:style-name="MP2">1 / <text:span text:style-name="MT1">A partir du MPD ci-dessus définissez le dictionnaire des données (système de</text:span></text:p>
        <text:p text:style-name="MP3">codification, type de données) pour identifier le type de chaque attribu<text:span text:style-name="MT2">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3:25:00.695562388</meta:creation-date>
    <dc:date>2023-11-02T15:44:25.360578831</dc:date>
    <meta:editing-duration>PT1H26M13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61" meta:word-count="180" meta:character-count="1341" meta:non-whitespace-character-count="1174"/>
  </office:meta>
</office:document-meta>
</file>